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2" style:parent-style-name="DefaultParagraphFont" style:family="text">
      <style:text-properties style:font-name="Parchment" fo:color="#FFFFFF" fo:font-size="9pt" style:font-size-asian="9pt" style:font-size-complex="9pt"/>
    </style:style>
    <style:style style:name="T3" style:parent-style-name="DefaultParagraphFont" style:family="text">
      <style:text-properties style:font-name="Parchment" fo:color="#FFFFFF" fo:font-size="9pt" style:font-size-asian="9pt" style:font-size-complex="9pt"/>
    </style:style>
    <style:style style:name="T4" style:parent-style-name="DefaultParagraphFont" style:family="text">
      <style:text-properties style:font-name="Parchment" fo:color="#FFFFFF" fo:font-size="9pt" style:font-size-asian="9pt" style:font-size-complex="9pt"/>
    </style:style>
    <style:style style:name="P5" style:parent-style-name="Normal" style:family="paragraph">
      <style:paragraph-properties fo:text-align="center" fo:line-height="90%"/>
      <style:text-properties style:font-name="Spectre 007" fo:font-size="90pt" style:font-size-asian="90pt" style:font-size-complex="120pt"/>
    </style:style>
    <style:style style:name="P6" style:parent-style-name="Normal" style:family="paragraph">
      <style:paragraph-properties fo:text-align="center" fo:line-height="90%"/>
    </style:style>
    <style:style style:name="P7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  <style:text-properties style:font-name="Parchment" fo:color="#FFFFFF" fo:font-size="9pt" style:font-size-asian="9pt" style:font-size-complex="9pt"/>
    </style:style>
    <style:style style:name="P8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9" style:parent-style-name="DefaultParagraphFont" style:family="text">
      <style:text-properties style:font-name="Parchment" fo:color="#FFFFFF" fo:font-size="9pt" style:font-size-asian="9pt" style:font-size-complex="9pt"/>
    </style:style>
    <style:style style:name="P10" style:parent-style-name="Normal" style:family="paragraph">
      <style:paragraph-properties fo:text-align="center" fo:line-height="90%"/>
      <style:text-properties style:font-name="Spectre 007" fo:font-size="90pt" style:font-size-asian="90pt" style:font-size-complex="120pt"/>
    </style:style>
    <style:style style:name="P11" style:parent-style-name="Normal" style:family="paragraph">
      <style:paragraph-properties fo:text-align="center" fo:line-height="90%"/>
    </style:style>
    <style:style style:name="P12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13" style:parent-style-name="DefaultParagraphFont" style:family="text">
      <style:text-properties style:font-name="Parchment" fo:color="#FFFFFF" fo:font-size="9pt" style:font-size-asian="9pt" style:font-size-complex="9pt"/>
    </style:style>
    <style:style style:name="P14" style:parent-style-name="Normal" style:family="paragraph">
      <style:text-properties style:font-name="Parchment" fo:font-size="300pt" style:font-size-asian="300pt" style:font-size-complex="300pt"/>
    </style:style>
    <style:style style:name="P15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16" style:parent-style-name="DefaultParagraphFont" style:family="text">
      <style:text-properties style:font-name="Parchment" fo:color="#FFFFFF" fo:font-size="9pt" style:font-size-asian="9pt" style:font-size-complex="9pt"/>
    </style:style>
    <style:style style:name="P17" style:parent-style-name="Normal" style:family="paragraph">
      <style:text-properties style:font-name="Parchment" fo:font-size="90pt" style:font-size-asian="90pt" style:font-size-complex="90pt"/>
    </style:style>
    <style:style style:name="T18" style:parent-style-name="DefaultParagraphFont" style:family="text">
      <style:text-properties style:font-name="Parchment" fo:color="#FFFFFF" fo:font-size="9pt" style:font-size-asian="9pt" style:font-size-complex="9pt"/>
    </style:style>
    <style:style style:name="P19" style:parent-style-name="Normal" style:family="paragraph">
      <style:text-properties style:font-name="Parchment" fo:font-size="80pt" style:font-size-asian="80pt"/>
    </style:style>
    <style:style style:name="T20" style:parent-style-name="DefaultParagraphFont" style:family="text">
      <style:text-properties style:font-name="Parchment" fo:color="#FFFFFF" fo:font-size="9pt" style:font-size-asian="9pt" style:font-size-complex="9pt"/>
    </style:style>
    <style:style style:name="T21" style:parent-style-name="DefaultParagraphFont" style:family="text">
      <style:text-properties style:font-name="Parchment" fo:color="#FFFFFF" fo:font-size="9pt" style:font-size-asian="9pt" style:font-size-complex="9pt"/>
    </style:style>
    <style:style style:name="T22" style:parent-style-name="DefaultParagraphFont" style:family="text">
      <style:text-properties style:font-name="Parchment" fo:color="#FFFFFF" fo:font-size="9pt" style:font-size-asian="9pt" style:font-size-complex="9pt"/>
    </style:style>
    <style:style style:family="graphic" style:name="a6" style:parent-style-name="Graphics">
      <style:graphic-properties fo:border="0.01042in none" fo:background-color="transparent" fo:clip="rect(2.62539in, 0.18883in, 0.54101in, 2.23638in)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gradient" draw:fill-gradient-name="a0" draw:stroke="solid" svg:stroke-width="0.01389in" svg:stroke-color="#2f528f" svg:stroke-opacity="100%" draw:stroke-linejoin="miter" svg:stroke-linecap="butt" style:horizontal-rel="page" style:vertical-rel="paragraph" style:horizontal-pos="righ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fo:clip="rect(2.62539in, 0.18883in, 0.54101in, 2.23638in)" style:horizontal-rel="page-content" style:vertical-rel="paragraph" style:horizontal-pos="center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2.62539in, 0.18883in, 0.54101in, 2.23638in)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custom-shape svg:x="0in" svg:y="-1.01389in" svg:width="8.47222in" svg:height="10.97222in" draw:z-index="251657214" draw:id="id0" draw:style-name="a1" draw:name="Rectangle 12" text:anchor-type="paragraph"><svg:title/><svg:desc/><draw:enhanced-geometry draw:type="non-primitive" svg:viewBox="0 0 21600 21600" draw:enhanced-path="M 0 0 L 21600 0 21600 21600 0 21600 Z N"/></draw:custom-shape></text:span><text:span text:style-name="T3"><draw:custom-shape svg:x="0in" svg:y="-0.62569in" svg:width="7.70764in" svg:height="10.22153in" draw:z-index="251658239" draw:id="id1" draw:style-name="a2" draw:name="Rectangle: Rounded Corners 2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75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"><draw:frame draw:z-index="251671552" draw:id="id2" draw:style-name="a3" draw:name="Text Box 2" text:anchor-type="paragraph" svg:x="-0.01389in" svg:y="-0.72222in" svg:width="2.2625in" svg:height="3.04028in" style:rel-width="scale" style:rel-height="scale"><draw:text-box><text:p text:style-name="P5">E</text:p><text:p text:style-name="P6"><draw:frame draw:style-name="a4" draw:name="Picture 11" text:anchor-type="as-char" svg:x="0in" svg:y="0in" svg:width="1.27422in" svg:height="1.16911in" style:rel-width="scale" style:rel-height="scale"><draw:image xlink:href="media/image1.png" xlink:type="simple" xlink:show="embed" xlink:actuate="onLoad"/><svg:title/><svg:desc/></draw:frame></text:p></draw:text-box><svg:title/><svg:desc/></draw:frame></text:span></text:p>
      <text:p text:style-name="P7"/>
      <text:p text:style-name="P8"><text:span text:style-name="T9"><draw:frame draw:z-index="251666432" draw:id="id3" draw:style-name="a5" draw:name="Text Box 2" text:anchor-type="paragraph" svg:x="6.15278in" svg:y="6.18681in" svg:width="2.2625in" svg:height="3.04028in" style:rel-width="scale" style:rel-height="scale"><draw:text-box><text:p text:style-name="P10">E</text:p><text:p text:style-name="P11"><draw:frame draw:style-name="a6" draw:name="Picture 10" text:anchor-type="as-char" svg:x="0in" svg:y="0in" svg:width="1.31376in" svg:height="1.20538in" style:rel-width="scale" style:rel-height="scale"><draw:image xlink:href="media/image1.png" xlink:type="simple" xlink:show="embed" xlink:actuate="onLoad"/><svg:title/><svg:desc/></draw:frame></text:p></draw:text-box><svg:title/><svg:desc/></draw:frame></text:span></text:p>
      <text:p text:style-name="P12"><text:span text:style-name="T13"><draw:frame draw:z-index="251662336" draw:id="id4" draw:style-name="a7" draw:name="Text Box 2" text:anchor-type="paragraph" svg:x="1.55556in" svg:y="0.01597in" svg:width="3.41667in" svg:height="4.625in" style:rel-width="scale" style:rel-height="scale"><draw:text-box><text:p text:style-name="P14">E</text:p></draw:text-box><svg:title/><svg:desc/></draw:frame></text:span></text:p>
      <text:p text:style-name="P15"><text:span text:style-name="T16"><draw:frame draw:z-index="251677696" draw:id="id5" draw:style-name="a8" draw:name="Text Box 2" text:anchor-type="paragraph" svg:x="4.04167in" svg:y="3.33333in" svg:width="1.80556in" svg:height="1.34722in" style:rel-width="scale" style:rel-height="scale"><draw:text-box><text:p text:style-name="P17">douard</text:p></draw:text-box><svg:title/><svg:desc/></draw:frame></text:span><text:span text:style-name="T18"><draw:frame draw:z-index="251675648" draw:id="id6" draw:style-name="a9" draw:name="Text Box 2" text:anchor-type="paragraph" svg:x="3.96389in" svg:y="3.2in" svg:width="2.58194in" svg:height="1.53611in" style:rel-width="scale" style:rel-height="scale"><draw:text-box><text:p text:style-name="P19"/></draw:text-box><svg:title/><svg:desc/></draw:frame></text:span><text:span text:style-name="T20"><draw:frame draw:z-index="251673600" draw:style-name="a10" draw:name="Picture 9" text:anchor-type="paragraph" svg:x="0in" svg:y="4.25903in" svg:width="3.33333in" svg:height="3.05882in" style:rel-width="scale" style:rel-height="scale"><draw:image xlink:href="media/image2.png" xlink:type="simple" xlink:show="embed" xlink:actuate="onLoad"/><svg:title/><svg:desc/></draw:frame></text:span><text:span text:style-name="T21"><text:tab/></text:span><text:span text:style-name="T2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linear" draw:angle="3150" draw:start-color="#cfcccc" draw:end-color="#e0dfdf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una Anghel</meta:initial-creator>
    <dc:creator>Miruna Anghel</dc:creator>
    <meta:creation-date>2018-05-30T09:33:00Z</meta:creation-date>
    <dc:date>2018-05-30T15:22:00Z</dc:date>
    <meta:template xlink:href="Normal" xlink:type="simple"/>
    <meta:editing-cycles>4</meta:editing-cycles>
    <meta:editing-duration>PT1680S</meta:editing-duration>
    <meta:document-statistic meta:page-count="1" meta:paragraph-count="1" meta:word-count="2" meta:character-count="14" meta:row-count="1" meta:non-whitespace-character-count="13"/>
  </office:meta>
</office:document-meta>
</file>